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6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7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8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9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0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1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3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4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"/>
    </style:style>
    <style:style style:name="T5" style:family="text">
      <style:text-properties fo:font-style="italic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6303191032426067">
        <text:h text:style-name="P1" text:outline-level="1">📋 <text:span text:style-name="T4">Documento de Visão e Requisitos (Revisado)</text:span></text:h>
        <text:h text:style-name="P2" text:outline-level="2">1. Visão Geral</text:h>
        <text:p text:style-name="P4">Sistema de gestão de relacionamentos e atividades. O foco é mapear pessoas apresentadas por amigos próximos (<text:span text:style-name="T1">Polos</text:span>) e gerenciar o histórico de interações (<text:span text:style-name="T1">Visitas</text:span>) e compromissos (<text:span text:style-name="T1">Tarefas</text:span>).</text:p>
        <text:h text:style-name="P2" text:outline-level="2">2. Entidades e Campos</text:h>
        <text:p text:style-name="P4">Ambas as entidades de pessoas compartilham a mesma base, diferenciando-se apenas pela hierarquia.</text:p>
        <text:list text:style-name="L1">
          <text:list-item>
            <text:p text:style-name="P5"><text:span text:style-name="T1">Polo:</text:span> Pessoa principal/anfitriã.</text:p>
            <text:list>
              <text:list-item>
                <text:p text:style-name="P5"><text:span text:style-name="T5">Campos:</text:span> ID, Nome, Foto (Opcional), Telefone, Endereço (Opcional), Data de Nascimento (Opcional), Observação (Opcional).</text:p>
              </text:list-item>
            </text:list>
          </text:list-item>
          <text:list-item>
            <text:p text:style-name="P5"><text:span text:style-name="T1">Amigo:</text:span> Pessoa apresentada por um Polo.</text:p>
            <text:list>
              <text:list-item>
                <text:p text:style-name="P5"><text:span text:style-name="T5">Campos:</text:span> ID, ID_Polo (Vínculo obrigatório), Nome, Foto (Opcional), Telefone, Endereço (Opcional), Data de Nascimento (Opcional), Observação (Opcional).</text:p>
              </text:list-item>
            </text:list>
          </text:list-item>
          <text:list-item>
            <text:p text:style-name="P5"><text:span text:style-name="T1">Visita:</text:span> Registro de interação social.</text:p>
            <text:list>
              <text:list-item>
                <text:p text:style-name="P5"><text:span text:style-name="T5">Campos:</text:span> ID, Motivo, Data (Seleção via calendário), Pessoa Visitada (Polo ou Amigo), Observações.</text:p>
              </text:list-item>
            </text:list>
          </text:list-item>
          <text:list-item>
            <text:p text:style-name="P5"><text:span text:style-name="T1">Tarefa:</text:span> Ações e lembretes.</text:p>
            <text:list>
              <text:list-item>
                <text:p text:style-name="P5"><text:span text:style-name="T5">Campos:</text:span> ID, Título, Prazo (Seleção via calendário), Pessoa Envolvida (Opcional), Status, Observações.</text:p>
              </text:list-item>
            </text:list>
          </text:list-item>
        </text:list>
        <text:h text:style-name="P2" text:outline-level="2">3. Identidade Visual e UI</text:h>
        <text:list text:style-name="L2">
          <text:list-item>
            <text:p text:style-name="P11">Paleta de Cores:</text:p>
            <text:list>
              <text:list-item>
                <text:p text:style-name="P13"><text:span text:style-name="T3">Primária (Ações/Destaques):</text:span><text:span text:style-name="T2"> </text:span><text:span text:style-name="Source_20_Text"><text:span text:style-name="T2">#0a5ecf</text:span></text:span><text:span text:style-name="T2"> (Azul) e </text:span><text:span text:style-name="Source_20_Text"><text:span text:style-name="T2">#41b7ff</text:span></text:span><text:span text:style-name="T2"> (Azul claro).</text:span></text:p>
              </text:list-item>
              <text:list-item>
                <text:p text:style-name="P13"><text:span text:style-name="T3">Sucesso/Confirmação:</text:span><text:span text:style-name="T2"> </text:span><text:span text:style-name="Source_20_Text"><text:span text:style-name="T2">#01bc62</text:span></text:span><text:span text:style-name="T2"> (Verde).</text:span></text:p>
              </text:list-item>
              <text:list-item>
                <text:p text:style-name="P13"><text:span text:style-name="T3">Alertas/Urgência:</text:span><text:span text:style-name="T2"> </text:span><text:span text:style-name="Source_20_Text"><text:span text:style-name="T2">#ad0b0b</text:span></text:span><text:span text:style-name="T2"> (Vermelho).</text:span></text:p>
              </text:list-item>
              <text:list-item>
                <text:p text:style-name="P6"><text:span text:style-name="T1">Fundos:</text:span> Subtons de cinza azulado muito claros para manter a modernidade sem sobrecarregar a vista.</text:p>
              </text:list-item>
            </text:list>
          </text:list-item>
          <text:list-item>
            <text:p text:style-name="P11">Acessibilidade e Componentes:</text:p>
            <text:list>
              <text:list-item>
                <text:p text:style-name="P6"><text:span text:style-name="T1">Tipografia:</text:span> Tamanhos equilibrados (nem gigantes, nem pequenos), focando em legibilidade média.</text:p>
              </text:list-item>
              <text:list-item>
                <text:p text:style-name="P6"><text:soft-page-break/><text:span text:style-name="T1">Calendário Dinâmico:</text:span> Implementação de um seletor de data visual (estilo <text:span text:style-name="T5">datepicker</text:span> moderno) em vez de campos de texto simples, facilitando o manuseio em dispositivos móveis.</text:p>
              </text:list-item>
              <text:list-item>
                <text:p text:style-name="P6"><text:span text:style-name="T1">Navegação:</text:span> Inversão de exibição conforme solicitado:</text:p>
                <text:list>
                  <text:list-item>
                    <text:p text:style-name="P6"><text:bookmark text:name="p-rc_488ab182b246d643-29"/><text:span text:style-name="T1">Polos:</text:span> Grade (Grid) com foto circular para destaque visual. </text:p>
                  </text:list-item>
                  <text:list-item>
                    <text:p text:style-name="P6"><text:bookmark text:name="p-rc_488ab182b246d643-30"/><text:span text:style-name="T1">Amigos:</text:span> Lista simples e organizada para facilitar a leitura rápida de muitos nomes. </text:p>
                  </text:list-item>
                </text:list>
              </text:list-item>
            </text:list>
          </text:list-item>
        </text:list>
        <text:h text:style-name="P2" text:outline-level="2">4. Requisitos Funcionais (RF)</text:h>
        <text:list text:style-name="L3">
          <text:list-item>
            <text:p text:style-name="P7"><text:bookmark text:name="p-rc_488ab182b246d643-31"/><text:span text:style-name="T1">RF01 - Dashboard (Home):</text:span> Exibição de cards coloridos com os quantitativos: </text:p>
            <text:list>
              <text:list-item>
                <text:p text:style-name="P7"><text:bookmark text:name="p-rc_488ab182b246d643-32"/>Card Azul: Total de Polos. </text:p>
              </text:list-item>
              <text:list-item>
                <text:p text:style-name="P7"><text:bookmark text:name="p-rc_488ab182b246d643-33"/>Card Azul Claro: Total de Amigos. </text:p>
              </text:list-item>
              <text:list-item>
                <text:p text:style-name="P7"><text:bookmark text:name="p-rc_488ab182b246d643-34"/>Card Verde: Visitas Realizadas. </text:p>
              </text:list-item>
              <text:list-item>
                <text:p text:style-name="P7"><text:bookmark text:name="p-rc_488ab182b246d643-35"/>Card Vermelho: Visitas/Tarefas Pendentes. </text:p>
              </text:list-item>
            </text:list>
          </text:list-item>
          <text:list-item>
            <text:p text:style-name="P7"><text:bookmark text:name="p-rc_488ab182b246d643-36"/><text:span text:style-name="T1">RF02 - Módulo Polos:</text:span> Exibição em grade (cards lado a lado) com a foto da pessoa. Ao clicar, mostra detalhes e a lista de Amigos vinculados a ela. </text:p>
          </text:list-item>
          <text:list-item>
            <text:p text:style-name="P7"><text:span text:style-name="T1">RF03 - Módulo Amigos:</text:span> Exibição em lista vertical. O cadastro deve permitir buscar e selecionar o Polo de origem em uma lista suspensa.</text:p>
          </text:list-item>
          <text:list-item>
            <text:p text:style-name="P7"><text:bookmark text:name="p-rc_488ab182b246d643-37"/><text:span text:style-name="T1">RF04 - Cadastro de Visitas/Tarefas:</text:span> Uso obrigatório de componente de calendário dinâmico para seleção de datas. </text:p>
          </text:list-item>
          <text:list-item>
            <text:p text:style-name="P7"><text:bookmark text:name="p-rc_488ab182b246d643-38"/><text:span text:style-name="T1">RF05 - Histórico de Visitas:</text:span> No perfil de qualquer pessoa, exibir claramente a data da <text:span text:style-name="T1">última visita</text:span> e um botão para ver o histórico completo. </text:p>
          </text:list-item>
        </text:list>
        <text:h text:style-name="P2" text:outline-level="2">5. Regras de Negócio (RN)</text:h>
        <text:list text:style-name="L4">
          <text:list-item>
            <text:p text:style-name="P8"><text:bookmark text:name="p-rc_488ab182b246d643-39"/><text:span text:style-name="T1">RN01 - Hierarquia:</text:span> Todo "Amigo" deve obrigatoriamente estar associado a um "Polo". </text:p>
          </text:list-item>
          <text:list-item>
            <text:p text:style-name="P8"><text:span text:style-name="T1">RN02 - Unicidade de Polo:</text:span> Um Polo é uma entidade independente no sistema; ele não pode ser associado a outro Polo (ele é o topo da árvore).</text:p>
          </text:list-item>
          <text:list-item>
            <text:p text:style-name="P8"><text:bookmark text:name="p-rc_488ab182b246d643-40"/><text:span text:style-name="T1">RN03 - Tarefas das Visitas:</text:span> Ao visualizar uma Visita, deve haver a opção de gerar uma Tarefa automática herdando a "Pessoa Visitada" como "Pessoa Envolvida". </text:p>
          </text:list-item>
        </text:list>
        <text:h text:style-name="P2" text:outline-level="2">6. Stack Técnica</text:h>
        <text:list text:style-name="L5">
          <text:list-item>
            <text:p text:style-name="P9"><text:span text:style-name="T1">Plataforma:</text:span> Apache Cordova (Android).</text:p>
          </text:list-item>
          <text:list-item>
            <text:p text:style-name="P9"><text:span text:style-name="T1">Framework UI:</text:span> Bootstrap 5 (Customizado com as cores do usuário).</text:p>
          </text:list-item>
          <text:list-item>
            <text:p text:style-name="P9"><text:soft-page-break/><text:span text:style-name="T1">Banco de Dados:</text:span> SQLite (Armazenamento local).</text:p>
          </text:list-item>
          <text:list-item>
            <text:p text:style-name="P14"><text:span text:style-name="T3">Componente de Data:</text:span><text:span text:style-name="T2"> Utilização de bibliotecas como </text:span><text:span text:style-name="Source_20_Text"><text:span text:style-name="T2">Flatpickr</text:span></text:span><text:span text:style-name="T2"> ou </text:span><text:span text:style-name="Source_20_Text"><text:span text:style-name="T2">Bootstrap Datepicker</text:span></text:span><text:span text:style-name="T2"> para o calendário dinâmico.</text:span></text:p>
          </text:list-item>
        </text:list>
        <text:p text:style-name="Horizontal_20_Line"/>
        <text:h text:style-name="P3" text:outline-level="3">Análise de Fluxo (Check-point)</text:h>
        <text:p text:style-name="P4">Com essas definições, o fluxo do app será:</text:p>
        <text:list text:style-name="L6">
          <text:list-item>
            <text:p text:style-name="P10">O usuário entra no Dashboard e vê os números em blocos coloridos (Azul, Verde, Vermelho).</text:p>
          </text:list-item>
          <text:list-item>
            <text:p text:style-name="P10">Ele clica em <text:span text:style-name="T1">Polos</text:span> para ver a grade de fotos dos seus amigos próximos.</text:p>
          </text:list-item>
          <text:list-item>
            <text:p text:style-name="P10">Dentro de um Polo, ele vê a lista simples de <text:span text:style-name="T1">Amigos</text:span> que aquele Polo apresentou.</text:p>
          </text:list-item>
          <text:list-item>
            <text:p text:style-name="P10">Ele pode agendar uma <text:span text:style-name="T1">Visita</text:span> usando o calendário dinâmico e, após a visita, criar uma <text:span text:style-name="T1">Tarefa</text:span> de retorno.</text:p>
          </text:list-item>
        </text:list>
        <text:p text:style-name="P12">O que você acha dessa estrutura? Está "redondo" para começarmos a modelagem das tabelas do banco de dados?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6T18:23:48.081472930</meta:creation-date>
    <dc:date>2026-05-06T18:24:39.324055009</dc:date>
    <meta:editing-duration>PT53S</meta:editing-duration>
    <meta:editing-cycles>1</meta:editing-cycles>
    <meta:document-statistic meta:table-count="0" meta:image-count="0" meta:object-count="0" meta:page-count="3" meta:paragraph-count="51" meta:word-count="596" meta:character-count="3750" meta:non-whitespace-character-count="3232"/>
    <meta:generator>LibreOffice/24.2.7.2$Linux_X86_64 LibreOffice_project/420$Build-2</meta:generator>
  </office:meta>
</office:document-meta>
</file>